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a55642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1a93564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1b88b1f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1bee199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7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7" style:family="paragraph" style:parent-style-name="Table_20_Contents">
      <style:text-properties officeooo:paragraph-rsid="0049a42a"/>
    </style:style>
    <style:style style:name="P48" style:family="paragraph" style:parent-style-name="Table_20_Contents">
      <style:text-properties officeooo:paragraph-rsid="004d3c50"/>
    </style:style>
    <style:style style:name="P49" style:family="paragraph" style:parent-style-name="Table_20_Contents">
      <style:text-properties officeooo:paragraph-rsid="006e8e1a"/>
    </style:style>
    <style:style style:name="P50" style:family="paragraph" style:parent-style-name="Table_20_Contents">
      <style:text-properties officeooo:paragraph-rsid="0072b850"/>
    </style:style>
    <style:style style:name="P51" style:family="paragraph" style:parent-style-name="Table_20_Contents">
      <style:text-properties officeooo:paragraph-rsid="00767c54"/>
    </style:style>
    <style:style style:name="P52" style:family="paragraph" style:parent-style-name="Table_20_Contents">
      <style:text-properties officeooo:paragraph-rsid="009375c2"/>
    </style:style>
    <style:style style:name="P53" style:family="paragraph" style:parent-style-name="Table_20_Contents">
      <style:text-properties officeooo:paragraph-rsid="00b698e2"/>
    </style:style>
    <style:style style:name="P54" style:family="paragraph" style:parent-style-name="Table_20_Contents">
      <style:text-properties officeooo:paragraph-rsid="00bfdbd1"/>
    </style:style>
    <style:style style:name="P55" style:family="paragraph" style:parent-style-name="Table_20_Contents">
      <style:text-properties officeooo:paragraph-rsid="008e3740"/>
    </style:style>
    <style:style style:name="P56" style:family="paragraph" style:parent-style-name="Table_20_Contents">
      <style:text-properties officeooo:paragraph-rsid="00d43161"/>
    </style:style>
    <style:style style:name="P57" style:family="paragraph" style:parent-style-name="Table_20_Contents">
      <style:text-properties officeooo:paragraph-rsid="00e67b40"/>
    </style:style>
    <style:style style:name="P58" style:family="paragraph" style:parent-style-name="Table_20_Contents">
      <style:text-properties officeooo:paragraph-rsid="00e75ea5"/>
    </style:style>
    <style:style style:name="P59" style:family="paragraph" style:parent-style-name="Table_20_Contents">
      <style:text-properties officeooo:paragraph-rsid="0108f4cf"/>
    </style:style>
    <style:style style:name="P60" style:family="paragraph" style:parent-style-name="Table_20_Contents">
      <style:text-properties officeooo:paragraph-rsid="003a1440"/>
    </style:style>
    <style:style style:name="P61" style:family="paragraph" style:parent-style-name="Table_20_Contents">
      <style:text-properties officeooo:paragraph-rsid="010e8474"/>
    </style:style>
    <style:style style:name="P62" style:family="paragraph" style:parent-style-name="Table_20_Contents">
      <style:text-properties officeooo:paragraph-rsid="011fee52"/>
    </style:style>
    <style:style style:name="P63" style:family="paragraph" style:parent-style-name="Table_20_Contents">
      <style:text-properties officeooo:paragraph-rsid="00cc29db"/>
    </style:style>
    <style:style style:name="P64" style:family="paragraph" style:parent-style-name="Table_20_Contents">
      <style:text-properties officeooo:paragraph-rsid="01262962"/>
    </style:style>
    <style:style style:name="P65" style:family="paragraph" style:parent-style-name="Table_20_Contents">
      <style:text-properties officeooo:paragraph-rsid="0127770a"/>
    </style:style>
    <style:style style:name="P66" style:family="paragraph" style:parent-style-name="Table_20_Contents">
      <style:text-properties officeooo:paragraph-rsid="012a02c9"/>
    </style:style>
    <style:style style:name="P67" style:family="paragraph" style:parent-style-name="Table_20_Contents">
      <style:text-properties officeooo:paragraph-rsid="012d6f0c"/>
    </style:style>
    <style:style style:name="P68" style:family="paragraph" style:parent-style-name="Table_20_Contents">
      <style:text-properties officeooo:paragraph-rsid="014029c5"/>
    </style:style>
    <style:style style:name="P69" style:family="paragraph" style:parent-style-name="Table_20_Contents">
      <style:text-properties officeooo:paragraph-rsid="0143be77"/>
    </style:style>
    <style:style style:name="P70" style:family="paragraph" style:parent-style-name="Table_20_Contents">
      <style:text-properties officeooo:paragraph-rsid="01455b6e"/>
    </style:style>
    <style:style style:name="P71" style:family="paragraph" style:parent-style-name="Table_20_Contents">
      <style:text-properties officeooo:paragraph-rsid="01536d5b"/>
    </style:style>
    <style:style style:name="P72" style:family="paragraph" style:parent-style-name="Table_20_Contents">
      <style:text-properties officeooo:paragraph-rsid="0156ef0e"/>
    </style:style>
    <style:style style:name="P73" style:family="paragraph" style:parent-style-name="Table_20_Contents">
      <style:text-properties officeooo:paragraph-rsid="010ba44b"/>
    </style:style>
    <style:style style:name="P74" style:family="paragraph" style:parent-style-name="Table_20_Contents">
      <style:text-properties officeooo:paragraph-rsid="0116c433"/>
    </style:style>
    <style:style style:name="P75" style:family="paragraph" style:parent-style-name="Table_20_Contents">
      <style:text-properties officeooo:paragraph-rsid="015fc100"/>
    </style:style>
    <style:style style:name="P76" style:family="paragraph" style:parent-style-name="Table_20_Contents">
      <style:text-properties officeooo:paragraph-rsid="017f7b3e"/>
    </style:style>
    <style:style style:name="P77" style:family="paragraph" style:parent-style-name="Table_20_Contents">
      <style:text-properties officeooo:paragraph-rsid="0188793c"/>
    </style:style>
    <style:style style:name="P78" style:family="paragraph" style:parent-style-name="Table_20_Contents">
      <style:text-properties officeooo:paragraph-rsid="0188fbf8"/>
    </style:style>
    <style:style style:name="P79" style:family="paragraph" style:parent-style-name="Table_20_Contents">
      <style:text-properties officeooo:paragraph-rsid="01924b2d"/>
    </style:style>
    <style:style style:name="P80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81" style:family="paragraph" style:parent-style-name="Table_20_Contents">
      <style:text-properties officeooo:paragraph-rsid="01c1963f"/>
    </style:style>
    <style:style style:name="P82" style:family="paragraph" style:parent-style-name="Table_20_Contents">
      <style:text-properties officeooo:paragraph-rsid="01c4af9a"/>
    </style:style>
    <style:style style:name="P83" style:family="paragraph" style:parent-style-name="Table_20_Contents">
      <style:text-properties officeooo:paragraph-rsid="01c67a72"/>
    </style:style>
    <style:style style:name="P84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6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7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8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9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0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1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fo:font-style="italic" officeooo:rsid="0156ef0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4" style:family="text">
      <style:text-properties fo:color="#000000" loext:opacity="100%" style:font-name="Courier New" fo:font-size="10pt" fo:language="zxx" fo:country="none" fo:font-style="italic" officeooo:rsid="01594da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2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3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4" style:family="text">
      <style:text-properties fo:color="#000000" loext:opacity="100%" style:font-name="Courier New" fo:font-size="10pt" fo:language="zxx" fo:country="none" fo:font-style="normal" officeooo:rsid="01d2bdc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7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8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79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80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81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5ce97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88fbf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98bba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07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8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9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14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15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6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17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18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19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20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21" style:family="text">
      <style:text-properties fo:color="#000000" loext:opacity="100%" style:font-name="Courier New" fo:language="zxx" fo:country="none" officeooo:rsid="01cf62c3" style:language-asian="zxx" style:country-asian="none" style:language-complex="zxx" style:country-complex="none"/>
    </style:style>
    <style:style style:name="T122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23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24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25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26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27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28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29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30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31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32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33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34" style:family="text">
      <style:text-properties fo:color="#000000" loext:opacity="100%" style:font-name="Courier New" fo:language="zxx" fo:country="none" fo:font-style="normal" officeooo:rsid="01bed36f" style:language-asian="zxx" style:country-asian="none" style:font-style-asian="normal" style:language-complex="zxx" style:country-complex="none" style:font-style-complex="normal"/>
    </style:style>
    <style:style style:name="T135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36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37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38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1cf62c3" style:font-name-asian="NSimSun" style:language-asian="zxx" style:country-asian="none" style:font-name-complex="Courier New" style:language-complex="zxx" style:country-complex="none"/>
    </style:style>
    <style:style style:name="T140" style:family="text">
      <style:text-properties fo:color="#000000" loext:opacity="100%" style:font-name="Courier New" fo:language="zxx" fo:country="none" fo:font-style="italic" style:language-asian="zxx" style:country-asian="none" style:font-style-asian="italic" style:font-name-complex="Courier New" style:language-complex="zxx" style:country-complex="none" style:font-style-complex="italic"/>
    </style:style>
    <style:style style:name="T141" style:family="text">
      <style:text-properties fo:color="#000000" loext:opacity="100%" style:font-name="Courier New" fo:language="zxx" fo:country="none" fo:font-style="italic" officeooo:rsid="01b075cc" style:language-asian="zxx" style:country-asian="none" style:font-style-asian="italic" style:font-name-complex="Courier New" style:language-complex="zxx" style:country-complex="none" style:font-style-complex="italic"/>
    </style:style>
    <style:style style:name="T142" style:family="text">
      <style:text-properties fo:color="#000000" loext:opacity="100%" style:font-name="Courier New" fo:language="zxx" fo:country="none" fo:font-style="italic" officeooo:rsid="01b88b1f" style:language-asian="zxx" style:country-asian="none" style:font-style-asian="italic" style:font-name-complex="Courier New" style:language-complex="zxx" style:country-complex="none" style:font-style-complex="italic"/>
    </style:style>
    <style:style style:name="T143" style:family="text">
      <style:text-properties fo:color="#000000" loext:opacity="100%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44" style:family="text">
      <style:text-properties fo:color="#000000" loext:opacity="100%" style:font-name="Courier New" fo:language="zxx" fo:country="none" fo:font-style="italic" officeooo:rsid="01b4a645" style:language-asian="zxx" style:country-asian="none" style:font-style-asian="italic" style:language-complex="zxx" style:country-complex="none" style:font-style-complex="italic"/>
    </style:style>
    <style:style style:name="T145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46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47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48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49" style:family="text">
      <style:text-properties fo:color="#000000" loext:opacity="100%" fo:font-size="14pt" fo:language="zxx" fo:country="none" officeooo:rsid="01a5ddd0" style:font-size-asian="14pt" style:language-asian="zxx" style:country-asian="none" style:font-size-complex="14pt" style:language-complex="zxx" style:country-complex="none"/>
    </style:style>
    <style:style style:name="T150" style:family="text">
      <style:text-properties fo:color="#000000" loext:opacity="100%" fo:font-size="14pt" fo:language="zxx" fo:country="none" officeooo:rsid="01c3b5b6" style:font-size-asian="14pt" style:language-asian="zxx" style:country-asian="none" style:font-size-complex="14pt" style:language-complex="zxx" style:country-complex="none"/>
    </style:style>
    <style:style style:name="T151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52" style:family="text">
      <style:text-properties fo:color="#000000" loext:opacity="100%" fo:font-size="10pt" fo:language="zxx" fo:country="none" fo:font-style="normal" officeooo:rsid="01d2bdc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3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Default_20_Paragraph_20_Font"><text:span text:style-name="T145">Celestra cheatsheet – v</text:span></text:span><text:span text:style-name="Default_20_Paragraph_20_Font"><text:span text:style-name="T147">5</text:span></text:span><text:span text:style-name="Default_20_Paragraph_20_Font"><text:span text:style-name="T146">.</text:span></text:span><text:span text:style-name="Default_20_Paragraph_20_Font"><text:span text:style-name="T149">3</text:span></text:span><text:span text:style-name="Default_20_Paragraph_20_Font"><text:span text:style-name="T148">.</text:span></text:span><text:span text:style-name="Default_20_Paragraph_20_Font"><text:span text:style-name="T150">2</text:span></text:span><text:span text:style-name="Default_20_Paragraph_20_Font"><text:span text:style-name="T145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151">The </text:span></text:span><text:span text:style-name="Default_20_Paragraph_20_Font"><text:span text:style-name="T65"><text:s/>celestra </text:span></text:span><text:span text:style-name="Default_20_Paragraph_20_Font"><text:span text:style-name="T151"><text:s/>and/or the </text:span></text:span><text:span text:style-name="Default_20_Paragraph_20_Font"><text:span text:style-name="T65"><text:s/></text:span></text:span><text:span text:style-name="Default_20_Paragraph_20_Font"><text:span text:style-name="T66">CEL</text:span></text:span><text:span text:style-name="Default_20_Paragraph_20_Font"><text:span text:style-name="T65"> </text:span></text:span><text:span text:style-name="Default_20_Paragraph_20_Font"><text:span text:style-name="T151"><text:s/>objects contain these functions, except the polyfills. Example: </text:span></text:span><text:span text:style-name="Default_20_Paragraph_20_Font"><text:span text:style-name="T65"><text:s/></text:span></text:span><text:span text:style-name="Default_20_Paragraph_20_Font"><text:span text:style-name="T67">CEL</text:span></text:span><text:span text:style-name="Default_20_Paragraph_20_Font"><text:span text:style-name="T65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251659749024">
          <table:table-cell table:style-name="Table1.A1" office:value-type="string">
            <text:p text:style-name="P44">Core API</text:p>
          </table:table-cell>
          <table:table-cell table:style-name="Table1.A1" office:value-type="string">
            <text:p text:style-name="P45">DOM</text:p>
          </table:table-cell>
          <table:table-cell table:style-name="Table1.C1" office:value-type="string">
            <text:p text:style-name="P39"><text:span text:style-name="Source_20_Text"><text:span text:style-name="T3">Type checking</text:span></text:span></text:p>
          </table:table-cell>
        </table:table-row>
        <table:table-row table:style-name="TableLine2251659754464">
          <table:table-cell table:style-name="Table1.A2" office:value-type="string">
            <text:p text:style-name="P72"><text:span text:style-name="Source_20_Text"><text:span text:style-name="T44">signbit(&lt;value&gt;);</text:span></text:span></text:p>
            <text:p text:style-name="P48"><text:span text:style-name="Source_20_Text"><text:span text:style-name="T26">delay(&lt;ms&gt;).then(&lt;callback&gt;);</text:span></text:span></text:p>
            <text:p text:style-name="P48"><text:span text:style-name="Source_20_Text"><text:span text:style-name="T26">inherit(&lt;subclass&gt;,&lt;superclass&gt;);</text:span></text:span></text:p>
            <text:p text:style-name="P48"><text:span text:style-name="Source_20_Text"><text:span text:style-name="T26">randomInt([max] </text:span></text:span><text:span text:style-name="Source_20_Text"><text:span text:style-name="T54">or</text:span></text:span><text:span text:style-name="Source_20_Text"><text:span text:style-name="T26"> &lt;min&gt;,&lt;max&gt;);</text:span></text:span></text:p>
            <text:p text:style-name="P48"><text:span text:style-name="Source_20_Text"><text:span text:style-name="T26">randomFloat([max] </text:span></text:span><text:span text:style-name="Source_20_Text"><text:span text:style-name="T54">or</text:span></text:span><text:span text:style-name="Source_20_Text"><text:span text:style-name="T26"> &lt;min&gt;,&lt;max&gt;);</text:span></text:span></text:p>
            <text:p text:style-name="P79"><text:span text:style-name="Source_20_Text"><text:span text:style-name="T26">randomBoolean</text:span></text:span><text:span text:style-name="Source_20_Text"><text:span text:style-name="T47">();</text:span></text:span></text:p>
            <text:p text:style-name="P79"><text:span text:style-name="Source_20_Text"><text:span text:style-name="T50">randomID([hyphens=true][,usedate=false]);</text:span></text:span></text:p>
            <text:p text:style-name="P51"><text:span text:style-name="Source_20_Text"><text:span text:style-name="T26">randomString([length[,specChar</text:span></text:span><text:span text:style-name="Source_20_Text"><text:span text:style-name="T48">=false</text:span></text:span><text:span text:style-name="Source_20_Text"><text:span text:style-name="T26">]]);</text:span></text:span></text:p>
            <text:p text:style-name="P51"><text:span text:style-name="Source_20_Text"><text:span text:style-name="T26">inRange(&lt;value&gt;,&lt;min&gt;,&lt;max&gt;);</text:span></text:span></text:p>
            <text:p text:style-name="P56"><text:span text:style-name="Source_20_Text"><text:span text:style-name="T26">b64Encode(&lt;string&gt;);, b64Decode(&lt;</text:span></text:span><text:span text:style-name="Source_20_Text"><text:span text:style-name="T83">str</text:span></text:span><text:span text:style-name="Source_20_Text"><text:span text:style-name="T26">&gt;);</text:span></text:span></text:p>
            <text:p text:style-name="P48"><text:span text:style-name="Source_20_Text"><text:span text:style-name="T26">javaHash(&lt;data&gt;[,hexa</text:span></text:span><text:span text:style-name="Source_20_Text"><text:span text:style-name="T48">=false</text:span></text:span><text:span text:style-name="Source_20_Text"><text:span text:style-name="T26">]);</text:span></text:span></text:p>
            <text:p text:style-name="P48"><text:span text:style-name="Source_20_Text"><text:span text:style-name="T26">getUrlVars([str=location.search]);</text:span></text:span></text:p>
            <text:p text:style-name="P48"><text:span text:style-name="Source_20_Text"><text:span text:style-name="T26">obj2string(&lt;object&gt;);</text:span></text:span></text:p>
            <text:p text:style-name="P48"><text:span text:style-name="Source_20_Text"><text:span text:style-name="T26">getType(&lt;variable&gt;[,type][,throw=false]);</text:span></text:span></text:p>
            <text:p text:style-name="P48"><text:span text:style-name="Source_20_Text"><text:span text:style-name="T26">extend([deep,]&lt;target&gt;,&lt;source1&gt;[,srcN]);</text:span></text:span></text:p>
            <text:p text:style-name="P70"><text:span text:style-name="Source_20_Text"><text:span text:style-name="T26">sizeIn(&lt;</text:span></text:span><text:span text:style-name="Source_20_Text"><text:span text:style-name="T96">obj</text:span></text:span><text:span text:style-name="Source_20_Text"><text:span text:style-name="T26">&gt;); </text:span></text:span><text:span text:style-name="Source_20_Text"><text:span text:style-name="T64">and</text:span></text:span><text:span text:style-name="Source_20_Text"><text:span text:style-name="T45"> </text:span></text:span><text:span text:style-name="Source_20_Text"><text:span text:style-name="T26">forIn(&lt;</text:span></text:span><text:span text:style-name="Source_20_Text"><text:span text:style-name="T96">obj</text:span></text:span><text:span text:style-name="Source_20_Text"><text:span text:style-name="T26">&gt;,&lt;</text:span></text:span><text:span text:style-name="Source_20_Text"><text:span text:style-name="T96">cb</text:span></text:span><text:span text:style-name="Source_20_Text"><text:span text:style-name="T26">&gt;);</text:span></text:span></text:p>
            <text:p text:style-name="P69"><text:span text:style-name="Source_20_Text"><text:span text:style-name="T26">f</text:span></text:span><text:span text:style-name="Source_20_Text"><text:span text:style-name="T42">ilter</text:span></text:span><text:span text:style-name="Source_20_Text"><text:span text:style-name="T26">In(&lt;</text:span></text:span><text:span text:style-name="Source_20_Text"><text:span text:style-name="T101">obj</text:span></text:span><text:span text:style-name="Source_20_Text"><text:span text:style-name="T26">&gt;,&lt;</text:span></text:span><text:span text:style-name="Source_20_Text"><text:span text:style-name="T101">cb</text:span></text:span><text:span text:style-name="Source_20_Text"><text:span text:style-name="T26">&gt;);, popIn(&lt;</text:span></text:span><text:span text:style-name="Source_20_Text"><text:span text:style-name="T101">obj</text:span></text:span><text:span text:style-name="Source_20_Text"><text:span text:style-name="T26">&gt;,&lt;</text:span></text:span><text:span text:style-name="Source_20_Text"><text:span text:style-name="T101">pr</text:span></text:span><text:span text:style-name="Source_20_Text"><text:span text:style-name="T26">&gt;);</text:span></text:span></text:p>
            <text:p text:style-name="P83"><text:span text:style-name="Source_20_Text"><text:span text:style-name="T26">strProper</text:span></text:span><text:span text:style-name="Source_20_Text"><text:span text:style-name="T49">c</text:span></text:span><text:span text:style-name="Source_20_Text"><text:span text:style-name="T26">ase(&lt;</text:span></text:span><text:span text:style-name="Source_20_Text"><text:span text:style-name="T98">s</text:span></text:span><text:span text:style-name="Source_20_Text"><text:span text:style-name="T26">&gt;);</text:span></text:span></text:p>
            <text:p text:style-name="P83"><text:span text:style-name="Source_20_Text"><text:span text:style-name="T26">strCapitalize(&lt;</text:span></text:span><text:span text:style-name="Source_20_Text"><text:span text:style-name="T98">s</text:span></text:span><text:span text:style-name="Source_20_Text"><text:span text:style-name="T26">&gt;);</text:span></text:span></text:p>
            <text:p text:style-name="P48"><text:span text:style-name="Source_20_Text"><text:span text:style-name="T26">strUpFirst(&lt;</text:span></text:span><text:span text:style-name="Source_20_Text"><text:span text:style-name="T97">str</text:span></text:span><text:span text:style-name="Source_20_Text"><text:span text:style-name="T26">&gt;);, strDownFirst(&lt;</text:span></text:span><text:span text:style-name="Source_20_Text"><text:span text:style-name="T97">str</text:span></text:span><text:span text:style-name="Source_20_Text"><text:span text:style-name="T26">&gt;);</text:span></text:span></text:p>
            <text:p text:style-name="P48"><text:span text:style-name="Source_20_Text"><text:span text:style-name="T26">str</text:span></text:span><text:span text:style-name="Source_20_Text"><text:span text:style-name="T46">HTML</text:span></text:span><text:span text:style-name="Source_20_Text"><text:span text:style-name="T26">RemoveTags(&lt;string&gt;);</text:span></text:span></text:p>
            <text:p text:style-name="P77"><text:span text:style-name="Source_20_Text"><text:span text:style-name="T26">strHTMLEscape(&lt;</text:span></text:span><text:span text:style-name="Source_20_Text"><text:span text:style-name="T102">s</text:span></text:span><text:span text:style-name="Source_20_Text"><text:span text:style-name="T26">&gt;);,strHTML</text:span></text:span><text:span text:style-name="Source_20_Text"><text:span text:style-name="T45">Un</text:span></text:span><text:span text:style-name="Source_20_Text"><text:span text:style-name="T26">Escape(&lt;</text:span></text:span><text:span text:style-name="Source_20_Text"><text:span text:style-name="T102">s</text:span></text:span><text:span text:style-name="Source_20_Text"><text:span text:style-name="T26">&gt;);</text:span></text:span></text:p>
            <text:p text:style-name="P78"><text:span text:style-name="Source_20_Text"><text:span text:style-name="T26">strReverse(&lt;</text:span></text:span><text:span text:style-name="Source_20_Text"><text:span text:style-name="T99">str</text:span></text:span><text:span text:style-name="Source_20_Text"><text:span text:style-name="T26">&gt;);, strAt(&lt;</text:span></text:span><text:span text:style-name="Source_20_Text"><text:span text:style-name="T99">str</text:span></text:span><text:span text:style-name="Source_20_Text"><text:span text:style-name="T26">&gt;,&lt;</text:span></text:span><text:span text:style-name="Source_20_Text"><text:span text:style-name="T93">index</text:span></text:span><text:span text:style-name="Source_20_Text"><text:span text:style-name="T26">&gt;);</text:span></text:span></text:p>
            <text:p text:style-name="P48"><text:span text:style-name="Source_20_Text"><text:span text:style-name="T26">strCodePoints(&lt;string&gt;);</text:span></text:span></text:p>
            <text:p text:style-name="P48"><text:span text:style-name="Source_20_Text"><text:span text:style-name="T26">strFromCodePoints(&lt;</text:span></text:span><text:span text:style-name="Source_20_Text"><text:span text:style-name="T33">collection</text:span></text:span><text:span text:style-name="Source_20_Text"><text:span text:style-name="T26">&gt;);</text:span></text:span></text:p>
            <text:p text:style-name="P48"><text:span text:style-name="Source_20_Text"><text:span text:style-name="T26">toFunction(&lt;</text:span></text:span><text:span text:style-name="Source_20_Text"><text:span text:style-name="T96">fn</text:span></text:span><text:span text:style-name="Source_20_Text"><text:span text:style-name="T26">&gt;);, bind(&lt;</text:span></text:span><text:span text:style-name="Source_20_Text"><text:span text:style-name="T96">fn</text:span></text:span><text:span text:style-name="Source_20_Text"><text:span text:style-name="T26">&gt;,&lt;context&gt;);</text:span></text:span></text:p>
            <text:p text:style-name="P65"><text:span text:style-name="Source_20_Text"><text:span text:style-name="T26">constant(&lt;value&gt;); </text:span></text:span><text:span text:style-name="Source_20_Text"><text:span text:style-name="T63">and</text:span></text:span><text:span text:style-name="Source_20_Text"><text:span text:style-name="T44"> </text:span></text:span><text:span text:style-name="Source_20_Text"><text:span text:style-name="T75">identity(&lt;value&gt;);</text:span></text:span></text:p>
            <text:p text:style-name="P68"><text:span text:style-name="Source_20_Text"><text:span text:style-name="T26">noop(); </text:span></text:span><text:span text:style-name="Source_20_Text"><text:span text:style-name="T61">and</text:span></text:span><text:span text:style-name="Source_20_Text"><text:span text:style-name="T41"> </text:span></text:span><text:span text:style-name="Source_20_Text"><text:span text:style-name="T26">T(); </text:span></text:span><text:span text:style-name="Source_20_Text"><text:span text:style-name="T60">and</text:span></text:span><text:span text:style-name="Source_20_Text"><text:span text:style-name="T40"> </text:span></text:span><text:span text:style-name="Source_20_Text"><text:span text:style-name="T26">F();</text:span></text:span></text:p>
            <text:p text:style-name="P53"><text:span text:style-name="Source_20_Text"><text:span text:style-name="T26">assertEq(&lt;msg&gt;,&lt;</text:span></text:span><text:span text:style-name="Source_20_Text"><text:span text:style-name="T92">v1</text:span></text:span><text:span text:style-name="Source_20_Text"><text:span text:style-name="T26">&gt;,&lt;</text:span></text:span><text:span text:style-name="Source_20_Text"><text:span text:style-name="T92">v2</text:span></text:span><text:span text:style-name="Source_20_Text"><text:span text:style-name="T26">&gt;[,strict=true]);</text:span></text:span></text:p>
            <text:p text:style-name="P53"><text:span text:style-name="Source_20_Text"><text:span text:style-name="T26">assertNotEq(&lt;m&gt;,&lt;</text:span></text:span><text:span text:style-name="Source_20_Text"><text:span text:style-name="T92">v1</text:span></text:span><text:span text:style-name="Source_20_Text"><text:span text:style-name="T26">&gt;,&lt;</text:span></text:span><text:span text:style-name="Source_20_Text"><text:span text:style-name="T92">v2</text:span></text:span><text:span text:style-name="Source_20_Text"><text:span text:style-name="T26">&gt;[,strict=true]);</text:span></text:span></text:p>
            <text:p text:style-name="P53"><text:span text:style-name="Source_20_Text"><text:span text:style-name="T26">assertTrue(&lt;msg&gt;,&lt;value&gt;);</text:span></text:span></text:p>
            <text:p text:style-name="P53"><text:span text:style-name="Source_20_Text"><text:span text:style-name="T26">assertFalse(&lt;msg&gt;,&lt;value&gt;);</text:span></text:span></text:p>
            <text:p text:style-name="P65"><text:span text:style-name="Source_20_Text"><text:span text:style-name="T26">noConflict(); </text:span></text:span><text:span text:style-name="Source_20_Text"><text:span text:style-name="T62">and</text:span></text:span><text:span text:style-name="Source_20_Text"><text:span text:style-name="T42"> </text:span></text:span><text:span text:style-name="Source_20_Text"><text:span text:style-name="T26">VERSION;</text:span></text:span></text:p>
          </table:table-cell>
          <table:table-cell table:style-name="Table1.B2" office:value-type="string">
            <text:p text:style-name="P48"><text:span text:style-name="Source_20_Text"><text:span text:style-name="T26">qsa(&lt;selector&gt;[,context]).forEach(&lt;</text:span></text:span><text:span text:style-name="Source_20_Text"><text:span text:style-name="T85">cb</text:span></text:span><text:span text:style-name="Source_20_Text"><text:span text:style-name="T26">&gt;);</text:span></text:span></text:p>
            <text:p text:style-name="P48"><text:span text:style-name="Source_20_Text"><text:span text:style-name="T26">qs(&lt;selector&gt;[,context]);</text:span></text:span></text:p>
            <text:p text:style-name="P48"><text:span text:style-name="Source_20_Text"><text:span text:style-name="T26">domReady(&lt;</text:span></text:span><text:span text:style-name="Source_20_Text"><text:span text:style-name="T85">callback</text:span></text:span><text:span text:style-name="Source_20_Text"><text:span text:style-name="T26">&gt;);</text:span></text:span></text:p>
            <text:p text:style-name="P48"><text:span text:style-name="Source_20_Text"><text:span text:style-name="T26">domCreate(&lt;type&gt;[,properties[,innerHTML]]);</text:span></text:span></text:p>
            <text:p text:style-name="P48"><text:span text:style-name="Source_20_Text"><text:span text:style-name="T26">domCreate(&lt;</text:span></text:span><text:bookmark text:name="result_box"/><text:span text:style-name="Source_20_Text"><text:span text:style-name="T26">element descriptive object&gt;);</text:span></text:span></text:p>
            <text:p text:style-name="P48"><text:span text:style-name="Source_20_Text"><text:span text:style-name="T26">domToElement(&lt;</text:span></text:span><text:bookmark text:name="result_box1"/><text:span text:style-name="Source_20_Text"><text:span text:style-name="T26">htmlString&gt;);</text:span></text:span></text:p>
            <text:p text:style-name="P54"><text:span text:style-name="Source_20_Text"><text:span text:style-name="T26">domGetCSS(&lt;element&gt;</text:span></text:span><text:span text:style-name="Source_20_Text"><text:span text:style-name="T32">[</text:span></text:span><text:span text:style-name="Source_20_Text"><text:span text:style-name="T26">,property</text:span></text:span><text:span text:style-name="Source_20_Text"><text:span text:style-name="T76">]</text:span></text:span><text:span text:style-name="Source_20_Text"><text:span text:style-name="T26">);</text:span></text:span></text:p>
            <text:p text:style-name="P48"><text:span text:style-name="Source_20_Text"><text:span text:style-name="T26">domSetCSS(&lt;element&gt;,&lt;property&gt;,&lt;value&gt;);</text:span></text:span></text:p>
            <text:p text:style-name="P48"><text:span text:style-name="Source_20_Text"><text:span text:style-name="T26">domSetCSS(&lt;element&gt;,&lt;properties&gt;);</text:span></text:span></text:p>
            <text:p text:style-name="P48"><text:span text:style-name="Source_20_Text"><text:span text:style-name="T26">domFadeIn(&lt;element&gt;[,duration[,display]]);</text:span></text:span></text:p>
            <text:p text:style-name="P48"><text:span text:style-name="Source_20_Text"><text:span text:style-name="T26">domFadeOut(&lt;element&gt;[,duration]);</text:span></text:span></text:p>
            <text:p text:style-name="P48"><text:span text:style-name="Source_20_Text"><text:span text:style-name="T26">domFadeToggle(&lt;elem.&gt;[,duration[,display]]);</text:span></text:span></text:p>
            <text:p text:style-name="P65"><text:span text:style-name="Source_20_Text"><text:span text:style-name="T26">domShow(&lt;element&gt;[,display]);</text:span></text:span></text:p>
            <text:p text:style-name="P65"><text:span text:style-name="Source_20_Text"><text:span text:style-name="T26">domHide(&lt;</text:span></text:span><text:span text:style-name="Source_20_Text"><text:span text:style-name="T83">el</text:span></text:span><text:span text:style-name="Source_20_Text"><text:span text:style-name="T94">ement</text:span></text:span><text:span text:style-name="Source_20_Text"><text:span text:style-name="T26">&gt;);</text:span></text:span></text:p>
            <text:p text:style-name="P48"><text:span text:style-name="Source_20_Text"><text:span text:style-name="T26">domToggle(&lt;element&gt;[,display]);</text:span></text:span></text:p>
            <text:p text:style-name="P48"><text:span text:style-name="Source_20_Text"><text:span text:style-name="T26">domIsHidden(&lt;element&gt;);</text:span></text:span></text:p>
            <text:p text:style-name="P48"><text:span text:style-name="Source_20_Text"><text:span text:style-name="T26">domSiblings(&lt;element&gt;);</text:span></text:span></text:p>
            <text:p text:style-name="P48"><text:span text:style-name="Source_20_Text"><text:span text:style-name="T26">domSiblingsPrev(&lt;element&gt;);</text:span></text:span></text:p>
            <text:p text:style-name="P71"><text:span text:style-name="Source_20_Text"><text:span text:style-name="T26">domSiblings</text:span></text:span><text:span text:style-name="Source_20_Text"><text:span text:style-name="T43">Left</text:span></text:span><text:span text:style-name="Source_20_Text"><text:span text:style-name="T26">(&lt;element&gt;);</text:span></text:span></text:p>
            <text:p text:style-name="P48"><text:span text:style-name="Source_20_Text"><text:span text:style-name="T26">domSiblingsNext(&lt;element&gt;);</text:span></text:span></text:p>
            <text:p text:style-name="P71"><text:span text:style-name="Source_20_Text"><text:span text:style-name="T26">domSiblings</text:span></text:span><text:span text:style-name="Source_20_Text"><text:span text:style-name="T43">Right</text:span></text:span><text:span text:style-name="Source_20_Text"><text:span text:style-name="T26">(&lt;element&gt;);</text:span></text:span></text:p>
            <text:p text:style-name="P49"><text:span text:style-name="Source_20_Text"><text:span text:style-name="T28">domGetC</text:span></text:span><text:span text:style-name="Source_20_Text"><text:span text:style-name="T29">SS</text:span></text:span><text:span text:style-name="Source_20_Text"><text:span text:style-name="T28">Var(&lt;name&gt;);</text:span></text:span></text:p>
            <text:p text:style-name="P48"><text:span text:style-name="Source_20_Text"><text:span text:style-name="T26">domSetC</text:span></text:span><text:span text:style-name="Source_20_Text"><text:span text:style-name="T29">SS</text:span></text:span><text:span text:style-name="Source_20_Text"><text:span text:style-name="T26">Var(</text:span></text:span><text:span text:style-name="Source_20_Text"><text:span text:style-name="T28">&lt;</text:span></text:span><text:span text:style-name="Source_20_Text"><text:span text:style-name="T26">n</text:span></text:span><text:span text:style-name="Source_20_Text"><text:span text:style-name="T28">ame&gt;</text:span></text:span><text:span text:style-name="Source_20_Text"><text:span text:style-name="T26">,</text:span></text:span><text:span text:style-name="Source_20_Text"><text:span text:style-name="T28">&lt;</text:span></text:span><text:span text:style-name="Source_20_Text"><text:span text:style-name="T26">v</text:span></text:span><text:span text:style-name="Source_20_Text"><text:span text:style-name="T28">alue&gt;</text:span></text:span><text:span text:style-name="Source_20_Text"><text:span text:style-name="T26">);</text:span></text:span></text:p>
            <text:p text:style-name="P76"><text:span text:style-name="Source_20_Text"><text:span text:style-name="T26">importScript(&lt;script1&gt;[,scriptN]);</text:span></text:span></text:p>
            <text:p text:style-name="P76"><text:span text:style-name="Source_20_Text"><text:span text:style-name="T26">importStyle(&lt;style1&gt;[,styleN]);</text:span></text:span></text:p>
            <text:p text:style-name="P48"><text:span text:style-name="Source_20_Text"><text:span text:style-name="T26">setFullscreenOn(&lt;selector&gt; </text:span></text:span><text:span text:style-name="Source_20_Text"><text:span text:style-name="T54">or</text:span></text:span><text:span text:style-name="Source_20_Text"><text:span text:style-name="T26"> &lt;element&gt;);</text:span></text:span></text:p>
            <text:p text:style-name="P65"><text:span text:style-name="Source_20_Text"><text:span text:style-name="T26">setFullscreenOff();</text:span></text:span></text:p>
            <text:p text:style-name="P65"><text:span text:style-name="Source_20_Text"><text:span text:style-name="T26">getFullscreen();</text:span></text:span></text:p>
            <text:p text:style-name="P83"><text:span text:style-name="Source_20_Text"><text:span text:style-name="T26">form2array(&lt;form&gt;);</text:span></text:span></text:p>
            <text:p text:style-name="P83"><text:span text:style-name="Source_20_Text"><text:span text:style-name="T26">form2string(&lt;form&gt;);</text:span></text:span></text:p>
            <text:p text:style-name="P48"><text:span text:style-name="Source_20_Text"><text:span text:style-name="T26">getDoNotTrack();</text:span></text:span></text:p>
            <text:p text:style-name="P48"><text:span text:style-name="Source_20_Text"><text:span text:style-name="T26">getLocation(&lt;success&gt;[,error]);</text:span></text:span></text:p>
            <text:p text:style-name="P48"><text:span text:style-name="Source_20_Text"><text:span text:style-name="T26">createFile(&lt;filename&gt;,&lt;content&gt;[,dType]);</text:span></text:span></text:p>
          </table:table-cell>
          <table:table-cell table:style-name="Table1.C2" office:value-type="string">
            <text:p text:style-name="P57"><text:span text:style-name="Source_20_Text"><text:span text:style-name="T26">isMap(&lt;</text:span></text:span><text:span text:style-name="Source_20_Text"><text:span text:style-name="T82">v</text:span></text:span><text:span text:style-name="Source_20_Text"><text:span text:style-name="T95">alue</text:span></text:span><text:span text:style-name="Source_20_Text"><text:span text:style-name="T26">&gt;);</text:span></text:span><text:span text:style-name="Source_20_Text"><text:span text:style-name="T54"> </text:span></text:span><text:span text:style-name="Source_20_Text"><text:span text:style-name="T55">and</text:span></text:span><text:span text:style-name="Source_20_Text"><text:span text:style-name="T54"> </text:span></text:span><text:span text:style-name="Source_20_Text"><text:span text:style-name="T26">isWeakMap(&lt;</text:span></text:span><text:span text:style-name="Source_20_Text"><text:span text:style-name="T82">v</text:span></text:span><text:span text:style-name="Source_20_Text"><text:span text:style-name="T26">&gt;);</text:span></text:span></text:p>
            <text:p text:style-name="P57"><text:span text:style-name="Source_20_Text"><text:span text:style-name="T26">isSet(&lt;</text:span></text:span><text:span text:style-name="Source_20_Text"><text:span text:style-name="T82">v</text:span></text:span><text:span text:style-name="Source_20_Text"><text:span text:style-name="T95">alue</text:span></text:span><text:span text:style-name="Source_20_Text"><text:span text:style-name="T26">&gt;);</text:span></text:span><text:span text:style-name="Source_20_Text"><text:span text:style-name="T54"> </text:span></text:span><text:span text:style-name="Source_20_Text"><text:span text:style-name="T55">and</text:span></text:span><text:span text:style-name="Source_20_Text"><text:span text:style-name="T54"> </text:span></text:span><text:span text:style-name="Source_20_Text"><text:span text:style-name="T26">isWeakSet(&lt;</text:span></text:span><text:span text:style-name="Source_20_Text"><text:span text:style-name="T82">v</text:span></text:span><text:span text:style-name="Source_20_Text"><text:span text:style-name="T26">&gt;);</text:span></text:span></text:p>
            <text:p text:style-name="P67"><text:span text:style-name="Source_20_Text"><text:span text:style-name="T26">isNumber(&lt;</text:span></text:span><text:span text:style-name="Source_20_Text"><text:span text:style-name="T91">v</text:span></text:span><text:span text:style-name="Source_20_Text"><text:span text:style-name="T26">&gt;); <text:s/></text:span></text:span><text:span text:style-name="Source_20_Text"><text:span text:style-name="T59">and</text:span></text:span><text:span text:style-name="Source_20_Text"><text:span text:style-name="T26"> isNumeric(&lt;</text:span></text:span><text:span text:style-name="Source_20_Text"><text:span text:style-name="T91">v</text:span></text:span><text:span text:style-name="Source_20_Text"><text:span text:style-name="T26">&gt;);</text:span></text:span></text:p>
            <text:p text:style-name="P67"><text:span text:style-name="Source_20_Text"><text:span text:style-name="T26">isFloat(&lt;</text:span></text:span><text:span text:style-name="Source_20_Text"><text:span text:style-name="T91">v</text:span></text:span><text:span text:style-name="Source_20_Text"><text:span text:style-name="T26">&gt;); <text:s text:c="2"/></text:span></text:span><text:span text:style-name="Source_20_Text"><text:span text:style-name="T59">and</text:span></text:span><text:span text:style-name="Source_20_Text"><text:span text:style-name="T39"> </text:span></text:span><text:span text:style-name="Source_20_Text"><text:span text:style-name="T26">isBigInt(&lt;</text:span></text:span><text:span text:style-name="Source_20_Text"><text:span text:style-name="T91">v</text:span></text:span><text:span text:style-name="Source_20_Text"><text:span text:style-name="T26">&gt;);</text:span></text:span></text:p>
            <text:p text:style-name="P52"><text:span text:style-name="Source_20_Text"><text:span text:style-name="T26">isString(&lt;</text:span></text:span><text:span text:style-name="Source_20_Text"><text:span text:style-name="T84">v</text:span></text:span><text:span text:style-name="Source_20_Text"><text:span text:style-name="T26">&gt;); </text:span></text:span><text:span text:style-name="Source_20_Text"><text:span text:style-name="T54"><text:s/></text:span></text:span><text:span text:style-name="Source_20_Text"><text:span text:style-name="T56">and </text:span></text:span><text:span text:style-name="Source_20_Text"><text:span text:style-name="T26">isChar(&lt;</text:span></text:span><text:span text:style-name="Source_20_Text"><text:span text:style-name="T84">v</text:span></text:span><text:span text:style-name="Source_20_Text"><text:span text:style-name="T26">&gt;);</text:span></text:span></text:p>
            <text:p text:style-name="P57"><text:span text:style-name="Source_20_Text"><text:span text:style-name="T26">isDate(&lt;</text:span></text:span><text:span text:style-name="Source_20_Text"><text:span text:style-name="T87">v</text:span></text:span><text:span text:style-name="Source_20_Text"><text:span text:style-name="T26">&gt;); <text:s text:c="3"/></text:span></text:span><text:span text:style-name="Source_20_Text"><text:span text:style-name="T57">and</text:span></text:span><text:span text:style-name="Source_20_Text"><text:span text:style-name="T36"> </text:span></text:span><text:span text:style-name="Source_20_Text"><text:span text:style-name="T26">isError(&lt;</text:span></text:span><text:span text:style-name="Source_20_Text"><text:span text:style-name="T86">v</text:span></text:span><text:span text:style-name="Source_20_Text"><text:span text:style-name="T26">&gt;);</text:span></text:span></text:p>
            <text:p text:style-name="P64"><text:span text:style-name="Source_20_Text"><text:span text:style-name="T26">isRegexp(&lt;</text:span></text:span><text:span text:style-name="Source_20_Text"><text:span text:style-name="T88">v</text:span></text:span><text:span text:style-name="Source_20_Text"><text:span text:style-name="T26">&gt;); <text:s/></text:span></text:span><text:span text:style-name="Source_20_Text"><text:span text:style-name="T58">and</text:span></text:span><text:span text:style-name="Source_20_Text"><text:span text:style-name="T38"> </text:span></text:span><text:span text:style-name="Source_20_Text"><text:span text:style-name="T26">isSymbol(&lt;</text:span></text:span><text:span text:style-name="Source_20_Text"><text:span text:style-name="T88">v</text:span></text:span><text:span text:style-name="Source_20_Text"><text:span text:style-name="T26">&gt;);</text:span></text:span></text:p>
            <text:p text:style-name="P66"><text:span text:style-name="Source_20_Text"><text:span text:style-name="T26">isElement(&lt;</text:span></text:span><text:span text:style-name="Source_20_Text"><text:span text:style-name="T90">v</text:span></text:span><text:span text:style-name="Source_20_Text"><text:span text:style-name="T26">&gt;); </text:span></text:span><text:span text:style-name="Source_20_Text"><text:span text:style-name="T58">and </text:span></text:span><text:span text:style-name="Source_20_Text"><text:span text:style-name="T26">isObject(&lt;</text:span></text:span><text:span text:style-name="Source_20_Text"><text:span text:style-name="T90">v</text:span></text:span><text:span text:style-name="Source_20_Text"><text:span text:style-name="T26">&gt;);</text:span></text:span></text:p>
            <text:p text:style-name="P81"><text:span text:style-name="Source_20_Text"><text:span text:style-name="T26">isDataView(&lt;</text:span></text:span><text:span text:style-name="Source_20_Text"><text:span text:style-name="T104">v</text:span></text:span><text:span text:style-name="Source_20_Text"><text:span text:style-name="T26">&gt;);, isBoolean(&lt;</text:span></text:span><text:span text:style-name="Source_20_Text"><text:span text:style-name="T104">v</text:span></text:span><text:span text:style-name="Source_20_Text"><text:span text:style-name="T26">&gt;);</text:span></text:span></text:p>
            <text:p text:style-name="P66"><text:span text:style-name="Source_20_Text"><text:span text:style-name="T26">isNull(&lt;</text:span></text:span><text:span text:style-name="Source_20_Text"><text:span text:style-name="T103">val</text:span></text:span><text:span text:style-name="Source_20_Text"><text:span text:style-name="T26">&gt;);, isUndefined(&lt;</text:span></text:span><text:span text:style-name="Source_20_Text"><text:span text:style-name="T103">val</text:span></text:span><text:span text:style-name="Source_20_Text"><text:span text:style-name="T26">&gt;);</text:span></text:span></text:p>
            <text:p text:style-name="P64"><text:span text:style-name="Source_20_Text"><text:span text:style-name="T26">isNullOrUndefined(&lt;</text:span></text:span><text:span text:style-name="Source_20_Text"><text:span text:style-name="T103">v</text:span></text:span><text:span text:style-name="Source_20_Text"><text:span text:style-name="T26">&gt;); isNil(&lt;</text:span></text:span><text:span text:style-name="Source_20_Text"><text:span text:style-name="T103">v</text:span></text:span><text:span text:style-name="Source_20_Text"><text:span text:style-name="T26">&gt;);</text:span></text:span></text:p>
            <text:p text:style-name="P64"><text:span text:style-name="Source_20_Text"><text:span text:style-name="T26">isPlainObject(&lt;value&gt;);</text:span></text:span></text:p>
            <text:p text:style-name="P62"><text:span text:style-name="Source_20_Text"><text:span text:style-name="T26">isFunction(&lt;value&gt;);</text:span></text:span></text:p>
            <text:p text:style-name="P62"><text:span text:style-name="Source_20_Text"><text:span text:style-name="T26">isConstructorFn</text:span></text:span><text:span text:style-name="Source_20_Text"><text:span text:style-name="T52">(&lt;value&gt;);</text:span></text:span></text:p>
            <text:p text:style-name="P66"><text:span text:style-name="Source_20_Text"><text:span text:style-name="T26">isGenerator</text:span></text:span><text:span text:style-name="Source_20_Text"><text:span text:style-name="T31">Fn</text:span></text:span><text:span text:style-name="Source_20_Text"><text:span text:style-name="T26">(&lt;</text:span></text:span><text:span text:style-name="Source_20_Text"><text:span text:style-name="T89">v</text:span></text:span><text:span text:style-name="Source_20_Text"><text:span text:style-name="T90">alue</text:span></text:span><text:span text:style-name="Source_20_Text"><text:span text:style-name="T26">&gt;);</text:span></text:span></text:p>
            <text:p text:style-name="P82"><text:span text:style-name="Source_20_Text"><text:span text:style-name="T26">isAsyncGeneratorFn(&lt;</text:span></text:span><text:span text:style-name="Source_20_Text"><text:span text:style-name="T89">v</text:span></text:span><text:span text:style-name="Source_20_Text"><text:span text:style-name="T90">alue</text:span></text:span><text:span text:style-name="Source_20_Text"><text:span text:style-name="T26">&gt;);</text:span></text:span></text:p>
            <text:p text:style-name="P66"><text:span text:style-name="Source_20_Text"><text:span text:style-name="T26">isAsync</text:span></text:span><text:span text:style-name="Source_20_Text"><text:span text:style-name="T30">Fn</text:span></text:span><text:span text:style-name="Source_20_Text"><text:span text:style-name="T26">(&lt;</text:span></text:span><text:span text:style-name="Source_20_Text"><text:span text:style-name="T89">v</text:span></text:span><text:span text:style-name="Source_20_Text"><text:span text:style-name="T90">alue</text:span></text:span><text:span text:style-name="Source_20_Text"><text:span text:style-name="T26">&gt;);</text:span></text:span></text:p>
            <text:p text:style-name="P50"><text:span text:style-name="Source_20_Text"><text:span text:style-name="T26">isArraylike(&lt;value&gt;);</text:span></text:span></text:p>
            <text:p text:style-name="Table_20_Contents"><text:span text:style-name="Source_20_Text"><text:span text:style-name="T26">isTypedArray(&lt;value&gt;);</text:span></text:span></text:p>
            <text:p text:style-name="Table_20_Contents"><text:span text:style-name="Source_20_Text"><text:span text:style-name="T26">isArrayBuffer(&lt;value&gt;);</text:span></text:span></text:p>
            <text:p text:style-name="Table_20_Contents"><text:span text:style-name="Source_20_Text"><text:span text:style-name="T26">isPrimitive(&lt;value&gt;);</text:span></text:span></text:p>
            <text:p text:style-name="P67"><text:span text:style-name="Source_20_Text"><text:span text:style-name="T26">isIterator(&lt;</text:span></text:span><text:span text:style-name="Source_20_Text"><text:span text:style-name="T100">v</text:span></text:span><text:span text:style-name="Source_20_Text"><text:span text:style-name="T26">&gt;);, isIterable(&lt;</text:span></text:span><text:span text:style-name="Source_20_Text"><text:span text:style-name="T100">v</text:span></text:span><text:span text:style-name="Source_20_Text"><text:span text:style-name="T26">&gt;);</text:span></text:span></text:p>
            <text:p text:style-name="P55"><text:span text:style-name="Source_20_Text"><text:span text:style-name="T26">isPromise(&lt;value&gt;);</text:span></text:span></text:p>
            <text:p text:style-name="P66"><text:span text:style-name="Source_20_Text"><text:span text:style-name="T26">isEmptyObject(&lt;value&gt;);</text:span></text:span></text:p>
            <text:p text:style-name="P66"><text:span text:style-name="Source_20_Text"><text:span text:style-name="T26">isEmptyArray(&lt;value&gt;);</text:span></text:span></text:p>
            <text:p text:style-name="P66"><text:span text:style-name="Source_20_Text"><text:span text:style-name="T26">isEmptyMap(&lt;value&gt;);</text:span></text:span></text:p>
            <text:p text:style-name="P66"><text:span text:style-name="Source_20_Text"><text:span text:style-name="T26">isEmptySet(&lt;value&gt;);</text:span></text:span></text:p>
            <text:p text:style-name="P66"><text:span text:style-name="Source_20_Text"><text:span text:style-name="T26">isEmptyIterator(&lt;value&gt;);</text:span></text:span></text:p>
            <text:p text:style-name="P65"><text:span text:style-name="Source_20_Text"><text:span text:style-name="T26">isSameObject(&lt;object1&gt;,&lt;object2&gt;);</text:span></text:span></text:p>
            <text:p text:style-name="P65"><text:span text:style-name="Source_20_Text"><text:span text:style-name="T26">isSameArray(&lt;array1&gt;,&lt;array2&gt;);</text:span></text:span></text:p>
            <text:p text:style-name="P65"><text:span text:style-name="Source_20_Text"><text:span text:style-name="T26">isSameMap(&lt;map1&gt;,&lt;map2&gt;);</text:span></text:span></text:p>
            <text:p text:style-name="P65"><text:span text:style-name="Source_20_Text"><text:span text:style-name="T26">isSameSet(&lt;set</text:span></text:span><text:span text:style-name="Source_20_Text"><text:span text:style-name="T51">1</text:span></text:span><text:span text:style-name="Source_20_Text"><text:span text:style-name="T26">&gt;,&lt;set2&gt;);</text:span></text:span></text:p>
            <text:p text:style-name="P65"><text:span text:style-name="Source_20_Text"><text:span text:style-name="T26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43">AJAX and CORS</text:p>
          </table:table-cell>
          <table:covered-table-cell/>
          <table:covered-table-cell/>
        </table:table-row>
        <table:table-row table:style-name="TableLine2251659757456">
          <table:table-cell table:style-name="Table1.A4" table:number-columns-spanned="3" office:value-type="string">
            <text:p text:style-name="P47"><text:span text:style-name="Source_20_Text"><text:span text:style-name="T26">ajax(&lt;Options obj</text:span></text:span><text:span text:style-name="Source_20_Text"><text:span text:style-name="T27">ect</text:span></text:span><text:span text:style-name="Source_20_Text"><text:span text:style-name="T26">&gt;);, getJson(&lt;url&gt;,&lt;success&gt;);, getText(&lt;url&gt;,&lt;success&gt;);</text:span></text:span></text:p>
            <text:p text:style-name="P47"><text:span text:style-name="Source_20_Text"><text:span text:style-name="T3">Options object properties (* = default value):</text:span></text:span><text:span text:style-name="Source_20_Text"><text:span text:style-name="T26"> url: </text:span></text:span><text:span text:style-name="Source_20_Text"><text:span text:style-name="T54">string</text:span></text:span><text:span text:style-name="Source_20_Text"><text:span text:style-name="T26">, data: </text:span></text:span><text:span text:style-name="Source_20_Text"><text:span text:style-name="T54">string</text:span></text:span><text:span text:style-name="Source_20_Text"><text:span text:style-name="T26">, queryType: </text:span></text:span><text:span text:style-name="Source_20_Text"><text:span text:style-name="T54">*"ajax"/"cors"</text:span></text:span><text:span text:style-name="Source_20_Text"><text:span text:style-name="T26">, type: </text:span></text:span><text:span text:style-name="Source_20_Text"><text:span text:style-name="T54">*"get"/"post"</text:span></text:span><text:span text:style-name="Source_20_Text"><text:span text:style-name="T26">, success: </text:span></text:span><text:span text:style-name="Source_20_Text"><text:span text:style-name="T54">function</text:span></text:span><text:span text:style-name="Source_20_Text"><text:span text:style-name="T26">, error: </text:span></text:span><text:span text:style-name="Source_20_Text"><text:span text:style-name="T54">function</text:span></text:span><text:span text:style-name="Source_20_Text"><text:span text:style-name="T26">, format: </text:span></text:span><text:span text:style-name="Source_20_Text"><text:span text:style-name="T54">*"text"/"json"/"xml"</text:span></text:span><text:span text:style-name="Source_20_Text"><text:span text:style-name="T26">, user: </text:span></text:span><text:span text:style-name="Source_20_Text"><text:span text:style-name="T54">string</text:span></text:span><text:span text:style-name="Source_20_Text"><text:span text:style-name="T26">, password: </text:span></text:span><text:span text:style-name="Source_20_Text"><text:span text:style-name="T54">string</text:span></text:span></text:p>
          </table:table-cell>
          <table:covered-table-cell/>
          <table:covered-table-cell/>
        </table:table-row>
      </table:table>
      <text:p text:style-name="P80"/>
      <text:p text:style-name="P37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19"><text:span text:style-name="Source_20_Text"><text:span text:style-name="T107">Collections</text:span></text:span></text:p>
          </table:table-cell>
          <table:covered-table-cell/>
          <table:table-cell table:style-name="Table4.C1" office:value-type="string">
            <text:p text:style-name="P41">Polyfills</text:p>
          </table:table-cell>
        </table:table-row>
        <table:table-row table:style-name="TableLine2251659759088">
          <table:table-cell table:style-name="Table4.A6" table:number-rows-spanned="5" office:value-type="string">
            <text:p text:style-name="P20"><text:span text:style-name="Source_20_Text"><text:span text:style-name="T108">arrayCreate([length=0]);</text:span></text:span></text:p>
            <text:p text:style-name="P20"><text:span text:style-name="Source_20_Text"><text:span text:style-name="T108">arrayDeepClone(&lt;array&gt;);</text:span></text:span></text:p>
            <text:p text:style-name="P20"><text:span text:style-name="Source_20_Text"><text:span text:style-name="T108">arrayMerge(&lt;targe</text:span></text:span><text:span text:style-name="Source_20_Text"><text:span text:style-name="T115">t</text:span></text:span><text:span text:style-name="Source_20_Text"><text:span text:style-name="T108">&gt;,&lt;s</text:span></text:span><text:span text:style-name="Source_20_Text"><text:span text:style-name="T120">ou</text:span></text:span><text:span text:style-name="Source_20_Text"><text:span text:style-name="T115">r</text:span></text:span><text:span text:style-name="Source_20_Text"><text:span text:style-name="T108">c</text:span></text:span><text:span text:style-name="Source_20_Text"><text:span text:style-name="T120">e</text:span></text:span><text:span text:style-name="Source_20_Text"><text:span text:style-name="T108">1&gt;[,</text:span></text:span><text:span text:style-name="Source_20_Text"><text:span text:style-name="T115">s</text:span></text:span><text:span text:style-name="Source_20_Text"><text:span text:style-name="T120">ou</text:span></text:span><text:span text:style-name="Source_20_Text"><text:span text:style-name="T115">r</text:span></text:span><text:span text:style-name="Source_20_Text"><text:span text:style-name="T120">ce</text:span></text:span><text:span text:style-name="Source_20_Text"><text:span text:style-name="T108">N]);</text:span></text:span></text:p>
            <text:p text:style-name="P24"><text:span text:style-name="Source_20_Text"><text:span text:style-name="T108">arrayUnique(&lt;collection&gt;);</text:span></text:span></text:p>
            <text:p text:style-name="P24"><text:span text:style-name="Source_20_Text"><text:span text:style-name="T130">arrayAdd</text:span></text:span><text:span text:style-name="Source_20_Text"><text:span text:style-name="T108">(&lt;array&gt;,&lt;value&gt;);</text:span></text:span></text:p>
            <text:p text:style-name="P24"><text:span text:style-name="Source_20_Text"><text:span text:style-name="T108">arrayClear(&lt;array&gt;); </text:span></text:span></text:p>
            <text:p text:style-name="P24"><text:span text:style-name="Source_20_Text"><text:span text:style-name="T127">arrayRemove(&lt;array&gt;,&lt;value&gt;[,all</text:span></text:span><text:span text:style-name="Source_20_Text"><text:span text:style-name="T131">=false</text:span></text:span><text:span text:style-name="Source_20_Text"><text:span text:style-name="T127">]);</text:span></text:span></text:p>
            <text:p text:style-name="P30"><text:span text:style-name="Source_20_Text"><text:span text:style-name="T127">arrayRemove</text:span></text:span><text:span text:style-name="Source_20_Text"><text:span text:style-name="T132">By</text:span></text:span><text:span text:style-name="Source_20_Text"><text:span text:style-name="T127">(&lt;array&gt;,&lt;</text:span></text:span><text:span text:style-name="Source_20_Text"><text:span text:style-name="T132">callback</text:span></text:span><text:span text:style-name="Source_20_Text"><text:span text:style-name="T127">&gt;[,all</text:span></text:span><text:span text:style-name="Source_20_Text"><text:span text:style-name="T131">=false</text:span></text:span><text:span text:style-name="Source_20_Text"><text:span text:style-name="T127">]);</text:span></text:span></text:p>
            <text:p text:style-name="P59"><text:span text:style-name="Source_20_Text"><text:span text:style-name="T68">arrayRange([start=0[,end=</text:span></text:span><text:span text:style-name="Source_20_Text"><text:span text:style-name="T80">99</text:span></text:span><text:span text:style-name="Source_20_Text"><text:span text:style-name="T68">[,step=1]]]);</text:span></text:span></text:p>
            <text:p text:style-name="P61"><text:span text:style-name="Source_20_Text"><text:span text:style-name="T4">arrayCycle(&lt;collection&gt;[,n</text:span></text:span><text:span text:style-name="Source_20_Text"><text:span text:style-name="T20">=100</text:span></text:span><text:span text:style-name="Source_20_Text"><text:span text:style-name="T4">]);</text:span></text:span></text:p>
            <text:p text:style-name="P61"><text:span text:style-name="Source_20_Text"><text:span text:style-name="T4">arrayRepeat(&lt;value&gt;[,n</text:span></text:span><text:span text:style-name="Source_20_Text"><text:span text:style-name="T21">=100</text:span></text:span><text:span text:style-name="Source_20_Text"><text:span text:style-name="T4">]);</text:span></text:span></text:p>
            <text:p text:style-name="P59"><text:span text:style-name="Source_20_Text"><text:span text:style-name="T5">iterRange([start=0[,step=1[,end=Infinity]]]);</text:span></text:span></text:p>
            <text:p text:style-name="P59"><text:span text:style-name="Source_20_Text"><text:span text:style-name="T5">iterCycle(&lt;iter&gt;[,n</text:span></text:span><text:span text:style-name="Source_20_Text"><text:span text:style-name="T22">=Infinity</text:span></text:span><text:span text:style-name="Source_20_Text"><text:span text:style-name="T5">]);</text:span></text:span></text:p>
            <text:p text:style-name="P59"><text:span text:style-name="Source_20_Text"><text:span text:style-name="T4">iterRepeat(&lt;value&gt;[,n</text:span></text:span><text:span text:style-name="Source_20_Text"><text:span text:style-name="T22">=Infinity</text:span></text:span><text:span text:style-name="Source_20_Text"><text:span text:style-name="T4">]);</text:span></text:span></text:p>
            <text:p text:style-name="P58"><text:span text:style-name="Source_20_Text"><text:span text:style-name="T4">arrayUnion(&lt;collection1&gt;[,collectionN]);</text:span></text:span></text:p>
            <text:p text:style-name="P58"><text:span text:style-name="Source_20_Text"><text:span text:style-name="T4">arrayIntersection(&lt;collection1&gt;,&lt;collection2&gt;);</text:span></text:span></text:p>
            <text:p text:style-name="P58"><text:span text:style-name="Source_20_Text"><text:span text:style-name="T4">arrayDifference(&lt;collection1&gt;,&lt;collection2&gt;);</text:span></text:span></text:p>
            <text:p text:style-name="P58"><text:span text:style-name="Source_20_Text"><text:span text:style-name="T4">arraySymmetricDifference(&lt;colle</text:span></text:span><text:span text:style-name="Source_20_Text"><text:span text:style-name="T18">c</text:span></text:span><text:span text:style-name="Source_20_Text"><text:span text:style-name="T4">1&gt;,&lt;collec2&gt;);</text:span></text:span></text:p>
            <text:p text:style-name="P58"><text:span text:style-name="Source_20_Text"><text:span text:style-name="T4">setUnion(&lt;collection1&gt;[,collectionN]);</text:span></text:span></text:p>
            <text:p text:style-name="P58"><text:span text:style-name="Source_20_Text"><text:span text:style-name="T4">setIntersection(&lt;set1&gt;,&lt;set2&gt;);</text:span></text:span></text:p>
            <text:p text:style-name="P58"><text:span text:style-name="Source_20_Text"><text:span text:style-name="T4">setDifference(&lt;set1&gt;,&lt;set2&gt;);</text:span></text:span></text:p>
            <text:p text:style-name="P22"><text:span text:style-name="Source_20_Text"><text:span text:style-name="T108">setSymmetricDifference(&lt;set1&gt;,&lt;set2&gt;);</text:span></text:span></text:p>
            <text:p text:style-name="P58"><text:span text:style-name="Source_20_Text"><text:span text:style-name="T4">isSuperset(&lt;superCollection&gt;,&lt;subCollection&gt;);</text:span></text:span></text:p>
            <text:p text:style-name="P13"><text:span text:style-name="Source_20_Text"><text:span text:style-name="T5">slice(&lt;collection&gt;[,begin=0[,end=Infinity]]);</text:span></text:span></text:p>
            <text:p text:style-name="P60"><text:span text:style-name="Source_20_Text"><text:span text:style-name="T5">withOut(&lt;collection&gt;,&lt;filterCollection&gt;);</text:span></text:span></text:p>
            <text:p text:style-name="P9"><text:span text:style-name="Source_20_Text"><text:span text:style-name="T4">reduce(&lt;collection&gt;,&lt;callback&gt;[,initialvalue]);</text:span></text:span></text:p>
            <text:p text:style-name="P3"><text:span text:style-name="Source_20_Text"><text:span text:style-name="T4">take(&lt;collection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4"><text:span text:style-name="Source_20_Text"><text:span text:style-name="T4">drop(&lt;collection&gt;[,n</text:span></text:span><text:span text:style-name="Source_20_Text"><text:span text:style-name="T23">=1</text:span></text:span><text:span text:style-name="Source_20_Text"><text:span text:style-name="T4">]);</text:span></text:span><text:span text:style-name="Source_20_Text"><text:span text:style-name="T53"> </text:span></text:span></text:p>
            <text:p text:style-name="P4"><text:span text:style-name="Source_20_Text"><text:span text:style-name="T4">dropWhile(&lt;collection&gt;,&lt;callback&gt;);</text:span></text:span></text:p>
            <text:p text:style-name="P4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4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6" table:number-rows-spanned="5" office:value-type="string">
            <text:p text:style-name="P59"><text:span text:style-name="Source_20_Text"><text:span text:style-name="T69">forEach</text:span></text:span><text:span text:style-name="Source_20_Text"><text:span text:style-name="T5">(&lt;collec</text:span></text:span><text:span text:style-name="Source_20_Text"><text:span text:style-name="T16">t</text:span></text:span><text:span text:style-name="Source_20_Text"><text:span text:style-name="T25">ion</text:span></text:span><text:span text:style-name="Source_20_Text"><text:span text:style-name="T5">&gt;,&lt;callback&gt;);</text:span></text:span></text:p>
            <text:p text:style-name="P16"><text:span text:style-name="Source_20_Text"><text:span text:style-name="T112">map(&lt;collection&gt;,&lt;callback&gt;);</text:span></text:span></text:p>
            <text:p text:style-name="P3"><text:span text:style-name="Source_20_Text"><text:span text:style-name="T5">enumerate(&lt;collection&gt;[,offset=0]);</text:span></text:span></text:p>
            <text:p text:style-name="P10"><text:span text:style-name="Source_20_Text"><text:span text:style-name="T105">entries</text:span></text:span><text:span text:style-name="Source_20_Text"><text:span text:style-name="T5">(&lt;collection&gt;[,offset=0]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8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8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8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12"><text:span text:style-name="Source_20_Text"><text:span text:style-name="T106">contains</text:span></text:span><text:span text:style-name="Source_20_Text"><text:span text:style-name="T4">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findLast(&lt;collection&gt;,&lt;callback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11"><text:span text:style-name="Source_20_Text"><text:span text:style-name="T19">reject(&lt;</text:span></text:span><text:span text:style-name="Source_20_Text"><text:span text:style-name="T8">collection</text:span></text:span><text:span text:style-name="Source_20_Text"><text:span text:style-name="T19">&gt;,&lt;</text:span></text:span><text:span text:style-name="Source_20_Text"><text:span text:style-name="T9">callback</text:span></text:span><text:span text:style-name="Source_20_Text"><text:span text:style-name="T19">&gt;);</text:span></text:span></text:p>
            <text:p text:style-name="P75"><text:span text:style-name="Source_20_Text"><text:span text:style-name="T72">p</text:span></text:span><text:span text:style-name="Source_20_Text"><text:span text:style-name="T73">artition(&lt;collection&gt;,&lt;</text:span></text:span><text:span text:style-name="Source_20_Text"><text:span text:style-name="T78">c</text:span></text:span><text:span text:style-name="Source_20_Text"><text:span text:style-name="T79">all</text:span></text:span><text:span text:style-name="Source_20_Text"><text:span text:style-name="T78">b</text:span></text:span><text:span text:style-name="Source_20_Text"><text:span text:style-name="T79">ack</text:span></text:span><text:span text:style-name="Source_20_Text"><text:span text:style-name="T73">&gt;);</text:span></text:span></text:p>
            <text:p text:style-name="P29"><text:span text:style-name="Source_20_Text"><text:span text:style-name="T129">g</text:span></text:span><text:span text:style-name="Source_20_Text"><text:span text:style-name="T128">roupBy(&lt;collection&gt;,&lt;callback&gt;);</text:span></text:span></text:p>
            <text:p text:style-name="P18"><text:span text:style-name="Source_20_Text"><text:span text:style-name="T119">shuffle(&lt;collection&gt;);</text:span></text:span></text:p>
            <text:p text:style-name="P25"><text:span text:style-name="Source_20_Text"><text:span text:style-name="T108">min(&lt;</text:span></text:span><text:span text:style-name="Source_20_Text"><text:span text:style-name="T116">value1&gt;[,valueN]</text:span></text:span><text:span text:style-name="Source_20_Text"><text:span text:style-name="T108">);</text:span></text:span></text:p>
            <text:p text:style-name="P17"><text:span text:style-name="Source_20_Text"><text:span text:style-name="T13">max</text:span></text:span><text:span text:style-name="Source_20_Text"><text:span text:style-name="T117">(&lt;</text:span></text:span><text:span text:style-name="Source_20_Text"><text:span text:style-name="T116">value1&gt;[,valueN]</text:span></text:span><text:span text:style-name="Source_20_Text"><text:span text:style-name="T117">);</text:span></text:span></text:p>
            <text:p text:style-name="P6"><text:span text:style-name="Source_20_Text"><text:span text:style-name="T13">sort(&lt;collection&gt;</text:span></text:span><text:span text:style-name="Source_20_Text"><text:span text:style-name="T14">[</text:span></text:span><text:span text:style-name="Source_20_Text"><text:span text:style-name="T13">,number</text:span></text:span><text:span text:style-name="Source_20_Text"><text:span text:style-name="T24">s=false</text:span></text:span><text:span text:style-name="Source_20_Text"><text:span text:style-name="T14">]</text:span></text:span><text:span text:style-name="Source_20_Text"><text:span text:style-name="T13">);</text:span></text:span></text:p>
            <text:p text:style-name="P6"><text:span text:style-name="Source_20_Text"><text:span text:style-name="T15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5">);</text:span></text:span></text:p>
            <text:p text:style-name="P64"><text:span text:style-name="Source_20_Text"><text:span text:style-name="T4">zip(&lt;collection1&gt;[,collectionN]);</text:span></text:span></text:p>
            <text:p text:style-name="P7"><text:span text:style-name="Source_20_Text"><text:span text:style-name="T71">unzip(&lt;collection&gt;);</text:span></text:span></text:p>
            <text:p text:style-name="P7"><text:span text:style-name="Source_20_Text"><text:span text:style-name="T71">zipObj(&lt;collection1&gt;,&lt;collection2&gt;);</text:span></text:span></text:p>
            <text:p text:style-name="P73"><text:span text:style-name="Source_20_Text"><text:span text:style-name="T4">item(&lt;collection&gt;,&lt;index&gt;);</text:span></text:span></text:p>
            <text:p text:style-name="P74"><text:span text:style-name="Source_20_Text"><text:span text:style-name="T17">nth(&lt;collection&gt;,&lt;index&gt;);</text:span></text:span></text:p>
            <text:p text:style-name="P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70">head(&lt;collection&gt;);</text:span></text:span></text:p>
            <text:p text:style-name="P15"><text:span text:style-name="Source_20_Text"><text:span text:style-name="T108">last(&lt;collec</text:span></text:span><text:span text:style-name="Source_20_Text"><text:span text:style-name="T111">tion</text:span></text:span><text:span text:style-name="Source_20_Text"><text:span text:style-name="T108">&gt;);</text:span></text:span></text:p>
            <text:p text:style-name="P15">initial(&lt;collection&gt;);</text:p>
            <text:p text:style-name="P5"><text:span text:style-name="Source_20_Text"><text:span text:style-name="T4">tail(&lt;collection&gt;);</text:span></text:span></text:p>
            <text:p text:style-name="P3"><text:span text:style-name="Source_20_Text"><text:span text:style-name="T11">flat(&lt;collection&gt;);</text:span></text:span></text:p>
            <text:p text:style-name="P3"><text:span text:style-name="Source_20_Text"><text:span text:style-name="T4">concat(&lt;collection1&gt;[,collectionN]);</text:span></text:span></text:p>
            <text:p text:style-name="P14"><text:span text:style-name="Source_20_Text"><text:span text:style-name="T112">join(&lt;collection&gt;[,separator</text:span></text:span><text:span text:style-name="Source_20_Text"><text:span text:style-name="T113">=","</text:span></text:span><text:span text:style-name="Source_20_Text"><text:span text:style-name="T112">]);</text:span></text:span></text:p>
          </table:table-cell>
          <table:table-cell table:style-name="Table4.C2" office:value-type="string">
            <text:p text:style-name="P26"><text:span text:style-name="Source_20_Text"><text:span text:style-name="T108">Array.prototype.at();</text:span></text:span></text:p>
            <text:p text:style-name="P26"><text:span text:style-name="Source_20_Text"><text:span text:style-name="T108">Array.prototype.findLast();</text:span></text:span></text:p>
            <text:p text:style-name="P26"><text:span text:style-name="Source_20_Text"><text:span text:style-name="T108">Array.prototype.findLast</text:span></text:span><text:span text:style-name="Source_20_Text"><text:span text:style-name="T114">Index</text:span></text:span><text:span text:style-name="Source_20_Text"><text:span text:style-name="T108">();</text:span></text:span></text:p>
            <text:p text:style-name="P26"><text:span text:style-name="Source_20_Text"><text:span text:style-name="T108">Array.prototype.flat(); </text:span></text:span><text:span text:style-name="Source_20_Text"><text:span text:style-name="T134">+</text:span></text:span><text:span text:style-name="Source_20_Text"><text:span text:style-name="T108"> .flatMap();</text:span></text:span></text:p>
            <text:p text:style-name="P20"><text:span text:style-name="Source_20_Text"><text:span text:style-name="T108">crypto.randomUUID();, globalThis;</text:span></text:span></text:p>
            <text:p text:style-name="P33"><text:span text:style-name="Source_20_Text"><text:span text:style-name="T108">Object</text:span></text:span><text:span text:style-name="Source_20_Text"><text:span text:style-name="T118">.</text:span></text:span><text:span text:style-name="Source_20_Text"><text:span text:style-name="T110">hasOwn();</text:span></text:span><text:span text:style-name="Source_20_Text"><text:span text:style-name="T143"> </text:span></text:span><text:span text:style-name="Source_20_Text"><text:span text:style-name="T144">and </text:span></text:span><text:span text:style-name="Source_20_Text"><text:span text:style-name="T133">.fromEntries();</text:span></text:span></text:p>
            <text:p text:style-name="P28"><text:span text:style-name="Source_20_Text"><text:span text:style-name="T108">String.prototype.at(); </text:span></text:span><text:span text:style-name="Source_20_Text"><text:span text:style-name="T121">+ </text:span></text:span><text:span text:style-name="Source_20_Text"><text:span text:style-name="T108">.matchAll();</text:span></text:span></text:p>
            <text:p text:style-name="P23"><text:span text:style-name="Source_20_Text"><text:span text:style-name="T108">String.prototype.padStart();</text:span></text:span></text:p>
            <text:p text:style-name="P23"><text:span text:style-name="Source_20_Text"><text:span text:style-name="T108">String.prototype.padEnd();</text:span></text:span></text:p>
            <text:p text:style-name="P23"><text:span text:style-name="Source_20_Text"><text:span text:style-name="T108">String.prototype.replaceAll();</text:span></text:span></text:p>
            <text:p text:style-name="P23"><text:span text:style-name="Source_20_Text"><text:span text:style-name="T108">String.prototype.trimStart();</text:span></text:span></text:p>
            <text:p text:style-name="P20"><text:span text:style-name="Source_20_Text"><text:span text:style-name="T108">String.prototype.trimLeft();</text:span></text:span></text:p>
            <text:p text:style-name="P20"><text:span text:style-name="Source_20_Text"><text:span text:style-name="T108">String.prototype.trimEnd();</text:span></text:span></text:p>
            <text:p text:style-name="P20"><text:span text:style-name="Source_20_Text"><text:span text:style-name="T108">String.prototype.trimRight();</text:span></text:span></text:p>
            <text:p text:style-name="P28"><text:span text:style-name="Source_20_Text"><text:span text:style-name="T108">TypedArray.prototype.at();</text:span></text:span></text:p>
            <text:p text:style-name="P27"><text:span text:style-name="Source_20_Text"><text:span text:style-name="T108">TypedArray.prototype.findLast();</text:span></text:span></text:p>
            <text:p text:style-name="P27"><text:span text:style-name="Source_20_Text"><text:span text:style-name="T108">TypedArray.prototype.findLast</text:span></text:span><text:span text:style-name="Source_20_Text"><text:span text:style-name="T114">Index</text:span></text:span><text:span text:style-name="Source_20_Text"><text:span text:style-name="T108">();</text:span></text:span></text:p>
          </table:table-cell>
        </table:table-row>
        <table:table-row table:style-name="Table4.3">
          <table:covered-table-cell table:style-name="Table4.A6"/>
          <table:covered-table-cell table:style-name="Table4.B6"/>
          <table:table-cell table:style-name="Table4.C3" office:value-type="string">
            <text:p text:style-name="P42"><text:span text:style-name="T153">Non-standard p</text:span>olyfills</text:p>
          </table:table-cell>
        </table:table-row>
        <table:table-row table:style-name="TableLine2251659759360">
          <table:covered-table-cell table:style-name="Table4.A6"/>
          <table:covered-table-cell table:style-name="Table4.B6"/>
          <table:table-cell table:style-name="Table4.C6" office:value-type="string">
            <text:p text:style-name="P21"><text:span text:style-name="Source_20_Text"><text:span text:style-name="T108">BigInt.prototype.toJSON();</text:span></text:span></text:p>
            <text:p text:style-name="P23"><text:span text:style-name="Source_20_Text"><text:span text:style-name="T109">A</text:span></text:span><text:span text:style-name="Source_20_Text"><text:span text:style-name="T108">syncFunction</text:span></text:span><text:span text:style-name="Source_20_Text"><text:span text:style-name="T109">(); </text:span></text:span><text:span text:style-name="Source_20_Text"><text:span text:style-name="T108">GeneratorFunction();</text:span></text:span></text:p>
          </table:table-cell>
        </table:table-row>
        <table:table-row table:style-name="Table4.1">
          <table:covered-table-cell table:style-name="Table4.A6"/>
          <table:covered-table-cell table:style-name="Table4.B6"/>
          <table:table-cell table:style-name="Table4.C3" office:value-type="string">
            <text:p text:style-name="P46">Abstract functions</text:p>
          </table:table-cell>
        </table:table-row>
        <table:table-row table:style-name="TableLine2251659762352">
          <table:covered-table-cell table:style-name="Table4.A6"/>
          <table:covered-table-cell table:style-name="Table4.B6"/>
          <table:table-cell table:style-name="Table4.C6" office:value-type="string">
            <text:p text:style-name="P32"><text:span text:style-name="Source_20_Text"><text:span text:style-name="T122">hasIn(&lt;</text:span></text:span><text:span text:style-name="Source_20_Text"><text:span text:style-name="T137">obj</text:span></text:span><text:span text:style-name="Source_20_Text"><text:span text:style-name="T122">&gt;,&lt;</text:span></text:span><text:span text:style-name="Source_20_Text"><text:span text:style-name="T137">prop</text:span></text:span><text:span text:style-name="Source_20_Text"><text:span text:style-name="T122">&gt;); getIn(&lt;</text:span></text:span><text:span text:style-name="Source_20_Text"><text:span text:style-name="T137">o</text:span></text:span><text:span text:style-name="Source_20_Text"><text:span text:style-name="T122">&gt;,&lt;</text:span></text:span><text:span text:style-name="Source_20_Text"><text:span text:style-name="T137">pr</text:span></text:span><text:span text:style-name="Source_20_Text"><text:span text:style-name="T122">&gt;);</text:span></text:span></text:p>
            <text:p text:style-name="P31"><text:span text:style-name="Source_20_Text"><text:span text:style-name="T122">setIn(&lt;</text:span></text:span><text:span text:style-name="Source_20_Text"><text:span text:style-name="T135">object</text:span></text:span><text:span text:style-name="Source_20_Text"><text:span text:style-name="T122">&gt;,&lt;</text:span></text:span><text:span text:style-name="Source_20_Text"><text:span text:style-name="T136">pr</text:span></text:span><text:span text:style-name="Source_20_Text"><text:span text:style-name="T135">operty</text:span></text:span><text:span text:style-name="Source_20_Text"><text:span text:style-name="T122">&gt;,&lt;</text:span></text:span><text:span text:style-name="Source_20_Text"><text:span text:style-name="T136">v</text:span></text:span><text:span text:style-name="Source_20_Text"><text:span text:style-name="T135">alue</text:span></text:span><text:span text:style-name="Source_20_Text"><text:span text:style-name="T122">&gt;);</text:span></text:span></text:p>
            <text:p text:style-name="P31"><text:span text:style-name="Source_20_Text"><text:span text:style-name="T122">isPropertyKey(&lt;</text:span></text:span><text:span text:style-name="Source_20_Text"><text:span text:style-name="T138">v</text:span></text:span><text:span text:style-name="Source_20_Text"><text:span text:style-name="T122">&gt;); </text:span></text:span><text:span text:style-name="Source_20_Text"><text:span text:style-name="T142">and</text:span></text:span><text:span text:style-name="Source_20_Text"><text:span text:style-name="T122"> </text:span></text:span><text:span text:style-name="Source_20_Text"><text:span text:style-name="T124">isIndex(&lt;v&gt;);</text:span></text:span></text:p>
            <text:p text:style-name="P34"><text:span text:style-name="Source_20_Text"><text:span text:style-name="T122">toPropertyKey(&lt;</text:span></text:span><text:span text:style-name="Source_20_Text"><text:span text:style-name="T138">v</text:span></text:span><text:span text:style-name="Source_20_Text"><text:span text:style-name="T122">&gt;); </text:span></text:span><text:span text:style-name="Source_20_Text"><text:span text:style-name="T142">and</text:span></text:span><text:span text:style-name="Source_20_Text"><text:span text:style-name="T122"> </text:span></text:span><text:span text:style-name="Source_20_Text"><text:span text:style-name="T125">to</text:span></text:span><text:span text:style-name="Source_20_Text"><text:span text:style-name="T124">Index(&lt;v&gt;);</text:span></text:span></text:p>
            <text:p text:style-name="P35"><text:span text:style-name="Source_20_Text"><text:span text:style-name="T126">toInteger(&lt;value&gt;);</text:span></text:span></text:p>
            <text:p text:style-name="P31"><text:span text:style-name="Source_20_Text"><text:span text:style-name="T122">toObject(&lt;</text:span></text:span><text:span text:style-name="Source_20_Text"><text:span text:style-name="T135">value</text:span></text:span><text:span text:style-name="Source_20_Text"><text:span text:style-name="T122">&gt;);</text:span></text:span><text:span text:style-name="Source_20_Text"><text:span text:style-name="T140"> </text:span></text:span><text:span text:style-name="Source_20_Text"><text:span text:style-name="T141">and </text:span></text:span><text:span text:style-name="Source_20_Text"><text:span text:style-name="T123">type(&lt;value&gt;);</text:span></text:span></text:p>
            <text:p text:style-name="P31"><text:span text:style-name="Source_20_Text"><text:span text:style-name="T122">createDataProperty(&lt;</text:span></text:span><text:span text:style-name="Source_20_Text"><text:span text:style-name="T139">obj</text:span></text:span><text:span text:style-name="Source_20_Text"><text:span text:style-name="T122">&gt;,&lt;</text:span></text:span><text:span text:style-name="Source_20_Text"><text:span text:style-name="T139">prop</text:span></text:span><text:span text:style-name="Source_20_Text"><text:span text:style-name="T122">&gt;,&lt;</text:span></text:span><text:span text:style-name="Source_20_Text"><text:span text:style-name="T139">v</text:span></text:span><text:span text:style-name="Source_20_Text"><text:span text:style-name="T122">&gt;);</text:span></text:span></text:p>
            <text:p text:style-name="P31"><text:span text:style-name="Source_20_Text"><text:span text:style-name="T122">createMethodProperty(&lt;</text:span></text:span><text:span text:style-name="Source_20_Text"><text:span text:style-name="T137">obj</text:span></text:span><text:span text:style-name="Source_20_Text"><text:span text:style-name="T122">&gt;,&lt;</text:span></text:span><text:span text:style-name="Source_20_Text"><text:span text:style-name="T137">pr</text:span></text:span><text:span text:style-name="Source_20_Text"><text:span text:style-name="T122">&gt;,&lt;v&gt;);</text:span></text:span></text:p>
            <text:p text:style-name="P36"><text:span text:style-name="Source_20_Text"><text:span text:style-name="T122">isSameValue(&lt;</text:span></text:span><text:span text:style-name="Source_20_Text"><text:span text:style-name="T135">value1</text:span></text:span><text:span text:style-name="Source_20_Text"><text:span text:style-name="T122">&gt;,&lt;</text:span></text:span><text:span text:style-name="Source_20_Text"><text:span text:style-name="T135">value2</text:span></text:span><text:span text:style-name="Source_20_Text"><text:span text:style-name="T122">&gt;);</text:span></text:span></text:p>
            <text:p text:style-name="P36"><text:span text:style-name="Source_20_Text"><text:span text:style-name="T122">isSameValueZero(&lt;</text:span></text:span><text:span text:style-name="Source_20_Text"><text:span text:style-name="T135">value1</text:span></text:span><text:span text:style-name="Source_20_Text"><text:span text:style-name="T122">&gt;,&lt;</text:span></text:span><text:span text:style-name="Source_20_Text"><text:span text:style-name="T135">value2</text:span></text:span><text:span text:style-name="Source_20_Text"><text:span text:style-name="T122">&gt;);</text:span></text:span></text:p>
            <text:p text:style-name="P36"><text:span text:style-name="Source_20_Text"><text:span text:style-name="T122">isSameValueNonNumber(&lt;</text:span></text:span><text:span text:style-name="Source_20_Text"><text:span text:style-name="T135">val1</text:span></text:span><text:span text:style-name="Source_20_Text"><text:span text:style-name="T122">&gt;,&lt;</text:span></text:span><text:span text:style-name="Source_20_Text"><text:span text:style-name="T135">val2</text:span></text:span><text:span text:style-name="Source_20_Text"><text:span text:style-name="T122">&gt;);</text:span></text:span></text:p>
          </table:table-cell>
        </table:table-row>
        <table:table-row table:style-name="TableLine2251659760448">
          <table:table-cell table:style-name="Table4.A7" table:number-columns-spanned="3" office:value-type="string">
            <text:p text:style-name="P40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251659758272">
          <table:table-cell table:style-name="Table4.A8" table:number-columns-spanned="3" office:value-type="string">
            <text:p text:style-name="P63"><text:span text:style-name="Source_20_Text"><text:span text:style-name="T26">getCookie([name]);, hasCookie(&lt;name&gt;);, </text:span></text:span></text:p>
            <text:p text:style-name="P63"><text:span text:style-name="Source_20_Text"><text:span text:style-name="T26">setCookie(&lt;name&gt;,&lt;value&gt;[,hours</text:span></text:span><text:span text:style-name="Source_20_Text"><text:span text:style-name="T34">=8760</text:span></text:span><text:span text:style-name="Source_20_Text"><text:span text:style-name="T26">[,path</text:span></text:span><text:span text:style-name="Source_20_Text"><text:span text:style-name="T34">="/"</text:span></text:span><text:span text:style-name="Source_20_Text"><text:span text:style-name="T26">[,domain[,secure[,SameSite</text:span></text:span><text:span text:style-name="Source_20_Text"><text:span text:style-name="T34">=</text:span></text:span><text:span text:style-name="Source_20_Text"><text:span text:style-name="T77">"Lax"</text:span></text:span><text:span text:style-name="Source_20_Text"><text:span text:style-name="T26">[,HttpOnly]]]]]]);, setCookie</text:span></text:span><text:span text:style-name="Source_20_Text"><text:span text:style-name="T34">(&lt;Options</text:span></text:span><text:span text:style-name="Source_20_Text"><text:span text:style-name="T37">o</text:span></text:span><text:span text:style-name="Source_20_Text"><text:span text:style-name="T34">b</text:span></text:span><text:span text:style-name="Source_20_Text"><text:span text:style-name="T35">j</text:span></text:span><text:span text:style-name="Source_20_Text"><text:span text:style-name="T34">&gt;);</text:span></text:span><text:span text:style-name="Source_20_Text"><text:span text:style-name="T26"> </text:span></text:span></text:p>
            <text:p text:style-name="P63"><text:span text:style-name="Source_20_Text"><text:span text:style-name="T26">removeCookie(&lt;name&gt;[,path</text:span></text:span><text:span text:style-name="Source_20_Text"><text:span text:style-name="T34">="/"</text:span></text:span><text:span text:style-name="Source_20_Text"><text:span text:style-name="T26">[,domain[,secure[,SameSite</text:span></text:span><text:span text:style-name="Source_20_Text"><text:span text:style-name="T34">=</text:span></text:span><text:span text:style-name="Source_20_Text"><text:span text:style-name="T77">"Lax"</text:span></text:span><text:span text:style-name="Source_20_Text"><text:span text:style-name="T26">[,HttpOnly]]]]]);, removeCookie</text:span></text:span><text:span text:style-name="Source_20_Text"><text:span text:style-name="T34">(&lt;Options obj</text:span></text:span><text:span text:style-name="Source_20_Text"><text:span text:style-name="T27">ect</text:span></text:span><text:span text:style-name="Source_20_Text"><text:span text:style-name="T34">&gt;);, </text:span></text:span></text:p>
            <text:p text:style-name="P63"><text:span text:style-name="Source_20_Text"><text:span text:style-name="T26">clearCookies([path</text:span></text:span><text:span text:style-name="Source_20_Text"><text:span text:style-name="T34">="/"</text:span></text:span><text:span text:style-name="Source_20_Text"><text:span text:style-name="T26">[,domain[,</text:span></text:span><text:span text:style-name="Source_20_Text"><text:span text:style-name="T81">sec</text:span></text:span><text:span text:style-name="Source_20_Text"><text:span text:style-name="T26">[,SameSite</text:span></text:span><text:span text:style-name="Source_20_Text"><text:span text:style-name="T34">=</text:span></text:span><text:span text:style-name="Source_20_Text"><text:span text:style-name="T77">"Lax"</text:span></text:span><text:span text:style-name="Source_20_Text"><text:span text:style-name="T26">[,HttpOnly]]]]]);, clearCookies</text:span></text:span><text:span text:style-name="Source_20_Text"><text:span text:style-name="T34">(&lt;Options obj</text:span></text:span><text:span text:style-name="Source_20_Text"><text:span text:style-name="T27">ect</text:span></text:span><text:span text:style-name="Source_20_Text"><text:span text:style-name="T34">&gt;);</text:span></text:span></text:p>
          </table:table-cell>
          <table:covered-table-cell/>
          <table:covered-table-cell/>
        </table:table-row>
      </table:table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zigler, Ferenc</meta:initial-creator>
    <meta:creation-date>2018-01-01T17:18:00Z</meta:creation-date>
    <dc:date>2021-11-25T14:45:43.141000000</dc:date>
    <meta:print-date>2019-08-23T14:41:00Z</meta:print-date>
    <meta:editing-cycles>682</meta:editing-cycles>
    <meta:editing-duration>PT13H46M28S</meta:editing-duration>
    <meta:document-statistic meta:table-count="2" meta:image-count="0" meta:object-count="0" meta:page-count="2" meta:paragraph-count="214" meta:word-count="327" meta:character-count="7025" meta:non-whitespace-character-count="6890"/>
    <meta:template xlink:type="simple" xlink:actuate="onRequest" xlink:title="" xlink:href="Normal.dotm"/>
  </office:meta>
</office:document-meta>
</file>